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“Oh... b-but we don't have anything to dig up
the ground with, do w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“That's why we should go back home for a
minute... *squirm*”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“Ta-daaaa!!”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“I knew we'd come here, so I actually brought
a spade with m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“Eh, ugh... r-really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“Hm? What are ya fidgetin' around for?”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“What, do you need to go pe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“N-No, you're wrong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“U-Umm... I'm just so excited to meet the
ghost!!”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“But ya didn't even believe me before...”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“Whatever, let's go!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“(Auu... I wanna peeee...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“(But if I turn back now, he'll think I'm
running away...)”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“Hurry up, let's go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